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242" officeooo:paragraph-rsid="00003242"/>
    </style:style>
    <style:style style:name="P2" style:family="paragraph" style:parent-style-name="Text_20_body">
      <style:text-properties officeooo:rsid="00003242" officeooo:paragraph-rsid="00003242"/>
    </style:style>
    <style:style style:name="P3" style:family="paragraph" style:parent-style-name="Text_20_body">
      <style:text-properties officeooo:paragraph-rsid="00003242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003242" officeooo:paragraph-rsid="00003242"/>
    </style:style>
    <style:style style:name="P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file contains info for whole wall-recipe project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07_3825523204" text:style-name="Index_20_Link" text:visited-style-name="Index_20_Link">General<text:tab/>1</text:a></text:p>
          <text:p text:style-name="P4"><text:a xlink:type="simple" xlink:href="#__RefHeading___Toc109_3825523204" text:style-name="Index_20_Link" text:visited-style-name="Index_20_Link">Notes on back end<text:tab/>1</text:a></text:p>
          <text:p text:style-name="P6"><text:a xlink:type="simple" xlink:href="#__RefHeading___Toc113_3825523204" text:style-name="Index_20_Link" text:visited-style-name="Index_20_Link">Data base structure<text:tab/>1</text:a></text:p>
          <text:p text:style-name="P4"><text:a xlink:type="simple" xlink:href="#__RefHeading___Toc111_3825523204" text:style-name="Index_20_Link" text:visited-style-name="Index_20_Link">Notes on front end<text:tab/>1</text:a></text:p>
          <text:p text:style-name="P6"><text:a xlink:type="simple" xlink:href="#__RefHeading___Toc115_3825523204" text:style-name="Index_20_Link" text:visited-style-name="Index_20_Link">Schemes.<text:tab/>1</text:a></text:p>
        </text:index-body>
      </text:table-of-content>
      <text:p text:style-name="P1"/>
      <text:h text:style-name="Heading_20_1" text:outline-level="1"><text:bookmark-start text:name="__RefHeading___Toc107_3825523204"/>General<text:bookmark-end text:name="__RefHeading___Toc107_3825523204"/></text:h>
      <text:p text:style-name="P2">Here ideas for the project in general.</text:p>
      <text:h text:style-name="Heading_20_1" text:outline-level="1"><text:bookmark-start text:name="__RefHeading___Toc109_3825523204"/>Notes on back end<text:bookmark-end text:name="__RefHeading___Toc109_3825523204"/></text:h>
      <text:p text:style-name="P2">Here back end notes.</text:p>
      <text:h text:style-name="P5" text:outline-level="2"><text:bookmark-start text:name="__RefHeading___Toc113_3825523204"/>Data base structure<text:bookmark-end text:name="__RefHeading___Toc113_3825523204"/></text:h>
      <text:p text:style-name="P2">Tables and quires.</text:p>
      <text:h text:style-name="Heading_20_1" text:outline-level="1"><text:bookmark-start text:name="__RefHeading___Toc111_3825523204"/>Notes on front end<text:bookmark-end text:name="__RefHeading___Toc111_3825523204"/></text:h>
      <text:p text:style-name="P2">Front end notes.</text:p>
      <text:h text:style-name="P5" text:outline-level="2"><text:bookmark-start text:name="__RefHeading___Toc115_3825523204"/>Schemes.<text:bookmark-end text:name="__RefHeading___Toc115_3825523204"/></text:h>
      <text:p text:style-name="P3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5-06T14:41:44.016373474</dc:date>
    <meta:editing-duration>PT4M55S</meta:editing-duration>
    <meta:editing-cycles>1</meta:editing-cycles>
    <meta:document-statistic meta:table-count="0" meta:image-count="0" meta:object-count="0" meta:page-count="1" meta:paragraph-count="16" meta:word-count="59" meta:character-count="311" meta:non-whitespace-character-count="267"/>
  </office:meta>
</office:document-meta>
</file>